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 style:writing-mode="rl-tb"/>
    </style:style>
    <style:style style:name="P4" style:family="paragraph" style:parent-style-name="Standard">
      <style:paragraph-properties fo:margin-left="0cm" fo:margin-right="0cm" fo:text-align="end" style:justify-single-word="false" fo:text-indent="1.27cm" style:auto-text-indent="false" style:writing-mode="rl-tb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 style:writing-mode="rl-tb"/>
    </style:style>
    <style:style style:name="P7" style:family="paragraph" style:parent-style-name="Standard">
      <style:paragraph-properties fo:text-align="center" style:justify-single-word="false" style:writing-mode="rl-tb"/>
      <style:text-properties fo:font-weight="bold" style:font-weight-asian="bold"/>
    </style:style>
    <style:style style:name="P8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9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 style:writing-mode="rl-tb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 fo:break-before="page" style:writing-mode="rl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מבוא לקוד פתוח </text:p>
      <text:p text:style-name="P1">או - מה הייתי רוצה לדעת קודם</text:p>
      <text:p text:style-name="P1"/>
      <text:p text:style-name="P1">למה קוד פתוח</text:p>
      <text:p text:style-name="P1">למי קוד פתוח</text:p>
      <text:p text:style-name="P1">איך קוד פתוח</text:p>
      <text:p text:style-name="P1"/>
      <text:p text:style-name="P7">קדם דבר</text:p>
      <text:p text:style-name="P1">קוד פתוח הוא תחום ענק, וקצת באופן דתי - כל אחד רואה אותו בצורה מעט שונה.</text:p>
      <text:p text:style-name="P1">על הנייר, המושג לא אומר יותר מכך שעבור תוכנה \ פרויקט מסוים, יש גישה פומבית לקהילה.</text:p>
      <text:p text:style-name="P1">עם זאת, מאחורי זה יש רבדים רבים של סוגי אינטרסים ואידיאולוגיות של אנשים וארגונים שמניעים פרויקטי קוד פתוח רבים. </text:p>
      <text:p text:style-name="P1"/>
      <text:p text:style-name="P8">למה קוד פתוח?</text:p>
      <text:p text:style-name="P2">מקורות הקוד הפתוח הוא נושא רחב, ותיק, וקצרה היריעה מלהכיל.<text:line-break/>בעולם הזה משתתפים תאגידים, אינדיבידואלים וחברות ללא מטרות רווח.<text:line-break/>כיום, התמריצים העיקריים עבור המשתתף/ת הבודד/ת הם:</text:p>
      <text:list text:style-name="WWNum1">
        <text:list-item>
          <text:p text:style-name="P9"><text:span text:style-name="T2">תרומה</text:span> - פרויקטים רבים בקוד פתוח מהווים בסיס לטכנולוגיות שמשמשות מיליוני אנשים בעולם.<text:line-break/>סיוע לפרויקט כזה משמעו סיוע לאותם משתמשים ושירותים שנתמכים בו.</text:p>
        </text:list-item>
        <text:list-item>
          <text:p text:style-name="P9"><text:span text:style-name="T2">ניסיון</text:span> - כאשר מצטרפים לפרויקט קיים, בין אם לצוות חדש בעבודה או לפרויקט קוד פתוח - לומדים איך להשתלב בפרויקט קיים ואיך לעבוד עם צוות חדש, ולמרות זאת, גם איך לעבוד לבד - לא תמיד (ולמעשה, בדרך כלל) לא יהיה חבר צוות זמין במיוחד כדי לעזור בכל רגע נתון.</text:p>
        </text:list-item>
        <text:list-item>
          <text:p text:style-name="P9"><text:span text:style-name="T2">קהילה</text:span> - <text:s/>עבודה בקוד פתוח, ברוב המקרים, משמעה עבודה בקהילה. כדי להצטרף לפרויקט קיים תצטרכו להכיר את העבודה הקיימת, אז באופן טבעי - יעזור לדבר עם האנשים שכתבו אותה.<text:line-break/>אם פרסמתם פרויקט בקוד פתוח, כנראה שתרצו לקבל אנשים שיירתמו למאמץ (אמנם, לשיקולכם).<text:line-break/>מכאן הדרך להכיר אנשים שיהיו מנטורים, קשרים וגם סתם חברים - קצרה.</text:p>
        </text:list-item>
      </text:list>
      <text:p text:style-name="P2"/>
      <text:p text:style-name="P8">למי קוד פתוח?</text:p>
      <text:p text:style-name="P3">פרויקטי קוד פתוח, למרות השם, לא תמיד דורשים קוד!<text:tab/><text:tab/></text:p>
      <text:p text:style-name="P3">משחק יצטרך מעצבים גרפיים, כותבי תוכן, ועוד.</text:p>
      <text:p text:style-name="P3">אפליקציה תצטרך מתרגמים, מודול יצטרך אלגוריתמיקאים, ובקיצור - יש מקום לכולם.</text:p>
      <text:p text:style-name="P4"/>
      <text:p text:style-name="P3">הזכרנו אידיאולוגיה? שווה להתעכב על זה!</text:p>
      <text:p text:style-name="P3">העיקרון המנחה מאחורי פרויקטי קוד פתוח חינמיים (FOSS) הוא שכל התוכנות צריכות להיות</text:p>
      <text:p text:style-name="P3">נחלת הכלל - כל התוכנות צריכות להיות זמינות לכולם, לשימוש, שינוי, והפצה.</text:p>
      <text:p text:style-name="P3">לא התחברתם? לא נורא!</text:p>
      <text:p text:style-name="P3">גם לתרום מצורך אנוכי יותר כמו להשתפשף על פרויקט או לצבור צ'יזבט לראיונות/החבר'ה זה בסדר.</text:p>
      <text:p text:style-name="P3">חלק מהפיתוח בתחום הקוד הפתוח נעשה בכלל ע"י תאגידים, בתשלום, וכולם מרוויחים מזה.</text:p>
      <text:p text:style-name="P3"/>
      <text:p text:style-name="P11"><text:span text:style-name="T1">איך קוד פתוח?</text:span></text:p>
      <text:p text:style-name="P3"><text:span text:style-name="T1">הבשר! </text:span>אז איך ב<text:span text:style-name="T1">עצם</text:span> מתחילים?</text:p>
      <text:p text:style-name="P3">כמו גיל ההתבגרות, התהליך הזה קצת משתנה מאדם לאדם.</text:p>
      <text:p text:style-name="P3">ובכל זאת, נראה אם אפשר לסכם ולהסביר את זה עקרונית על רגל אחת.</text:p>
      <text:p text:style-name="P3"/>
      <text:p text:style-name="P3">בתור התחלה - או שיש לנו רעיון שנרצה לשתף עם העולם בתצורת מקור פתוח, או שאנחנו הולכים לעזור למישהו אחר או לקבוצה לממש רעיון קיים.</text:p>
      <text:p text:style-name="P3">במקרה הראשון, זה די פשוט:</text:p>
      <text:p text:style-name="P3"><text:s text:c="4"/>א.<text:tab/>לבחור רישיון תואם קוד פתוח (FOSS) שאנחנו אוהבים (לדוגמה, <text:a xlink:type="simple" xlink:href="https://choosealicense.com/licenses/unlicense/" text:style-name="ListLabel_20_10" text:visited-style-name="ListLabel_20_10"><text:span text:style-name="T3">The Unlicense</text:span></text:a>).<text:line-break/><text:tab/>לפי הרישיון הזה, אנשים וארגונים ידעו מה התנאים, הזכויות והחובות שלהם במידה</text:p>
      <text:p text:style-name="P4">והם משתמשים בפרויקט. ניתן להיעזר באתר <text:a xlink:type="simple" xlink:href="https://choosealicense.com/" text:style-name="ListLabel_20_10" text:visited-style-name="ListLabel_20_10"><text:span text:style-name="T3">choosealicense</text:span></text:a>.</text:p>
      <text:p text:style-name="P4"><text:line-break/> <text:s text:c="3"/>ב.<text:tab/>לפרסם את הפרויקט במקום מתאים, ולבחור צורה שבה ניתן לנהל/לשלוח הצעות לשיפורים.</text:p>
      <text:p text:style-name="P4">שיטה נפוצה היא שימוש בגיט (Git), אך יש אלטרנטיבות.</text:p>
      <text:p text:style-name="P4">חשוב להצמיד את הרישיון שנבחר לפרויקט, בד"כ בקובץ בשם license.</text:p>
      <text:p text:style-name="P4"><text:line-break/> <text:s text:c="2"/>ג.<text:tab/>להמשיך כרגיל, ולחכות לתורמים נוספים לפרויקט.<text:line-break/><text:tab/>כמנהלי פרויקטים, עליכם להוביל את החזון, לברור איזה תרומות יהפכו לחלק מהפרויקט, ועוד.</text:p>
      <text:p text:style-name="P3"/>
      <text:p text:style-name="P3">האלטרנטיבה:<text:line-break/>לנעול מגפיים, להפשיל שרוולים, ולהיכנס לעומק הפרויקט של מישהו אחר.</text:p>
      <text:p text:style-name="P3"><text:s text:c="4"/>א. <text:tab/>למצוא פרויקט שאנחנו מתחברים אליו, או צריכים לשפר בו משהו.</text:p>
      <text:p text:style-name="P3"/>
      <text:p text:style-name="P3"><text:s text:c="4"/>ב. <text:tab/>במידה וקיימת תשתית לתורמים (wiki כלשהו, FAQ), כדאי להתחיל משם.</text:p>
      <text:p text:style-name="P3"><text:tab/>פרויקטים קהילתיים בדרך כלל ינסו לתת כמה שיותר הכוונה, וקיים סיכוי טוב שהדוקומנטציה</text:p>
      <text:p text:style-name="P4">עצמה נכתבה ע"י תורם כלשהו!</text:p>
      <text:p text:style-name="P5"/>
      <text:p text:style-name="P3"><text:s text:c="4"/>ג.<text:tab/>לחזור לסעיף הקודם ולעשות אותו שוב. חברי קהילות יעריכו שאלות שבאות ממקום של הבנה,</text:p>
      <text:p text:style-name="P3"><text:tab/>פחות שאלות שנענו כבר כמה פעמים, וקיימות בFAQ בטקסט מודגש.</text:p>
      <text:p text:style-name="P3"/>
      <text:p text:style-name="P3"><text:s text:c="4"/>ד.<text:tab/>ליצור קשר עם המנהל/הקהילה ולשאול איפה אפשר לעזור,</text:p>
      <text:p text:style-name="P4">או לחילופין לבדוק אם יש רשימה קיימת של מטלות, ולבחור מטלה.</text:p>
      <text:p text:style-name="P3"><text:tab/></text:p>
      <text:p text:style-name="P2"><text:s text:c="4"/>ה.<text:tab/>מכאן, ניתן להגיש את התיקונים בפלטפורמה המתאימה של הפרויקט, ולומר מזל טוב!</text:p>
      <text:p text:style-name="P2"><text:tab/>בשלב הזה כבר די אפשר להמשיך ללמוד את הפרויקט, ולתרום לו בכל צורה שצריך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dc:date>2024-04-06T23:21:29.595342245</dc:date>
    <meta:editing-duration>PT40S</meta:editing-duration>
    <meta:editing-cycles>1</meta:editing-cycles>
    <meta:document-statistic meta:table-count="0" meta:image-count="0" meta:object-count="0" meta:page-count="2" meta:paragraph-count="48" meta:word-count="589" meta:character-count="3379" meta:non-whitespace-character-count="2794"/>
  </office:meta>
</office:document-meta>
</file>